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1"><text:span text:style-name="T2">Computer Networks</text:span><text:span text:style-name="T3"/></text:p>
      <text:p text:style-name="P1"><text:span text:style-name="T4">Experiment(10):-</text:span></text:p>
      <text:p text:style-name="P1"><text:span text:style-name="T5">Aim:-</text:span></text:p>
      <text:p text:style-name="P1"><text:span text:style-name="T6">Subnetting-Class C Addressing</text:span></text:p>
      <text:p text:style-name="P1"><text:span text:style-name="T7">software requirements:-</text:span></text:p>
      <text:p text:style-name="P1"><text:span text:style-name="T8">1switch,6 pc and 2router</text:span></text:p>
      <text:p text:style-name="P1"><text:span text:style-name="T9">Algorithm:-</text:span><text:span text:style-name="T10"/></text:p>
      <text:p text:style-name="P1"><text:span text:style-name="T10">step1:-first take 1 server</text:span></text:p>
      <text:p text:style-name="P1"><text:span text:style-name="T10">step2:-link that server to 1switch,6 pc and 2router</text:span></text:p>
      <text:p text:style-name="P1"><text:span text:style-name="T10">step3:-connect that hubs and switches with routing nd pc with connection</text:span></text:p>
      <text:p text:style-name="P1"><text:span text:style-name="T10">step4:-after connection subnetting class c adressing using packet tracer</text:span></text:p>
      <text:p text:style-name="P1"><text:span text:style-name="T10">step5:-if message send correctly you got succesfull other wise recheck the connectioms</text:span></text:p>
      <text:p text:style-name="P1"><text:span text:style-name="T10">step6:-then the subnetting class c adressing using packet tracer packet tracer distance is successfully simulated</text:span></text:p>
      <text:p text:style-name="P2"><draw:frame text:anchor-type="as-char" svg:width="146.47mm" svg:height="71.76mm" style:rel-width="scale" style:rel-height="scale"><draw:object-ole xlink:href="OleObj1"/><draw:image xlink:href="ObjectReplacements/OleObj1"/></draw:frame><text:span text:style-name="T10"/></text:p>
      <text:p text:style-name="P3"><text:span text:style-name="T10"/></text:p>
      <text:p text:style-name="P4"><draw:frame text:anchor-type="as-char" svg:width="146.47mm" svg:height="72.60mm" style:rel-width="scale" style:rel-height="scale"><draw:object-ole xlink:href="OleObj2"/><draw:image xlink:href="ObjectReplacements/OleObj2"/></draw:frame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